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1" table:default-cell-style-name="ce3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 table:number-columns-spanned="11" table:number-rows-spanned="1">
            <text:p>Criteria</text:p>
          </table:table-cell>
          <table:covered-table-cell table:number-columns-repeated="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ich Pictur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3:.K3])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Pig Diagram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SUM([.B4:.K4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TWO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5:.K5])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Systemigra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table:formula="of:=SUM([.B6:.K6])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CLD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7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7:.K7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ystem Dynam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8:.K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ceberg Mod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9:.K9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0:.K1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ynefin Framewor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11:.K1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isk Management Framewor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2:.K12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3:.K1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AST-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14:.K1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P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15:.K15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iable System Model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6:.K16])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Ishikawa Diagra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17:.K17])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Context Diagra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SUM([.B18:.K18])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01:51:42.330386070</meta:creation-date>
    <dc:date>2025-12-08T02:15:24.839213814</dc:date>
    <meta:editing-duration>PT23S</meta:editing-duration>
    <meta:editing-cycles>1</meta:editing-cycles>
    <meta:document-statistic meta:table-count="1" meta:cell-count="205" meta:object-count="0"/>
    <meta:generator>LibreOffice/25.8.3.2$Linux_X86_64 LibreOffice_project/580$Build-2</meta:generator>
  </office:meta>
</office:document-meta>
</file>